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1"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end" style:justify-single-word="false" fo:text-indent="0.499cm" style:auto-text-indent="false"/>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language="en" fo:country="US"/>
    </style:style>
    <style:style style:name="P124" style:family="paragraph" style:parent-style-name="Text_20_body">
      <style:paragraph-properties fo:background-color="#eeeeee">
        <style:background-image/>
      </style:paragraph-properties>
    </style:style>
    <style:style style:name="P125" style:family="paragraph" style:parent-style-name="Text_20_body">
      <style:paragraph-properties fo:background-color="#eeeeee">
        <style:background-image/>
      </style:paragraph-properties>
      <style:text-properties fo:language="ru" fo:country="RU"/>
    </style:style>
    <style:style style:name="P126" style:family="paragraph" style:parent-style-name="Text_20_body">
      <style:paragraph-properties fo:text-align="justify" style:justify-single-word="false" fo:background-color="#eeeeee">
        <style:background-image/>
      </style:paragraph-properties>
      <style:text-properties fo:language="ru" fo:country="RU"/>
    </style:style>
    <style:style style:name="P127" style:family="paragraph" style:parent-style-name="Text_20_body">
      <style:paragraph-properties fo:background-color="#eeeeee">
        <style:background-image/>
      </style:paragraph-properties>
      <style:text-properties fo:language="en" fo:country="US"/>
    </style:style>
    <style:style style:name="P128" style:family="paragraph" style:parent-style-name="First_20_line_20_indent">
      <style:paragraph-properties fo:background-color="#eeeeee">
        <style:background-image/>
      </style:paragraph-properties>
      <style:text-properties fo:language="ru" fo:country="RU"/>
    </style:style>
    <style:style style:name="P12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30" style:family="paragraph" style:parent-style-name="Text_20_body">
      <style:paragraph-properties fo:margin-left="0cm" fo:margin-right="0cm" fo:text-align="justify" style:justify-single-word="false" fo:text-indent="0cm" style:auto-text-indent="false"/>
    </style:style>
    <style:style style:name="P13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4" style:family="paragraph" style:parent-style-name="Footnote">
      <style:paragraph-properties fo:margin-left="0cm" fo:margin-right="0cm" fo:text-indent="0cm" style:auto-text-indent="false"/>
      <style:text-properties fo:language="en" fo:country="US"/>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6" style:family="paragraph" style:parent-style-name="Standard">
      <style:text-properties fo:font-style="italic" style:font-style-asian="italic" style:font-style-complex="italic"/>
    </style:style>
    <style:style style:name="P157" style:family="paragraph" style:parent-style-name="Heading_20_1">
      <style:paragraph-properties fo:margin-left="0cm" fo:margin-right="0cm" fo:text-align="center" style:justify-single-word="false" fo:text-indent="0.499cm" style:auto-text-indent="false"/>
    </style:style>
    <style:style style:name="P158" style:family="paragraph" style:parent-style-name="Heading_20_1">
      <style:paragraph-properties fo:background-color="#eeeeee">
        <style:background-image/>
      </style:paragraph-properties>
    </style:style>
    <style:style style:name="P159" style:family="paragraph" style:parent-style-name="Heading_20_2">
      <style:text-properties fo:language="en" fo:country="US"/>
    </style:style>
    <style:style style:name="P160" style:family="paragraph" style:parent-style-name="Heading_20_2">
      <style:text-properties fo:language="ru" fo:country="RU"/>
    </style:style>
    <style:style style:name="P161" style:family="paragraph" style:parent-style-name="Heading_20_2">
      <style:paragraph-properties fo:text-align="justify" style:justify-single-word="false"/>
    </style:style>
    <style:style style:name="P162" style:family="paragraph" style:parent-style-name="Heading_20_2">
      <style:paragraph-properties fo:background-color="#eeeeee">
        <style:background-image/>
      </style:paragraph-properties>
    </style:style>
    <style:style style:name="P163" style:family="paragraph" style:parent-style-name="Heading_20_2">
      <style:paragraph-properties fo:background-color="#eeeeee">
        <style:background-image/>
      </style:paragraph-properties>
      <style:text-properties fo:language="ru" fo:country="RU"/>
    </style:style>
    <style:style style:name="P164" style:family="paragraph" style:parent-style-name="Heading_20_3">
      <style:text-properties fo:language="ru" fo:country="RU"/>
    </style:style>
    <style:style style:name="P16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6" style:family="paragraph" style:parent-style-name="Text_20_body" style:list-style-name="L1">
      <style:paragraph-properties fo:text-align="justify" style:justify-single-word="false"/>
    </style:style>
    <style:style style:name="P167" style:family="paragraph" style:parent-style-name="Text_20_body" style:list-style-name="L1">
      <style:paragraph-properties fo:text-align="justify" style:justify-single-word="false"/>
      <style:text-properties fo:language="ru" fo:country="RU"/>
    </style:style>
    <style:style style:name="P168" style:family="paragraph" style:parent-style-name="Text_20_body" style:list-style-name="L2">
      <style:paragraph-properties fo:text-align="justify" style:justify-single-word="false"/>
      <style:text-properties fo:language="ru" fo:country="RU"/>
    </style:style>
    <style:style style:name="P169" style:family="paragraph" style:parent-style-name="Text_20_body" style:list-style-name="L3">
      <style:text-properties fo:language="ru" fo:country="RU"/>
    </style:style>
    <style:style style:name="P170" style:family="paragraph" style:parent-style-name="Text_20_body" style:list-style-name="L3">
      <style:text-properties fo:language="ru" fo:country="RU" fo:background-color="#ffff00"/>
    </style:style>
    <style:style style:name="P17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74"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5"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color="#0066ff"/>
    </style:style>
    <style:style style:name="T65" style:family="text">
      <style:text-properties fo:color="#0066ff" fo:language="en" fo:country="US" fo:font-style="normal" fo:background-color="transparent" style:font-style-asian="normal" style:font-style-complex="normal" loext:char-shading-value="0"/>
    </style:style>
    <style:style style:name="T66" style:family="text">
      <style:text-properties fo:background-color="#ffff00" loext:char-shading-value="0"/>
    </style:style>
    <style:style style:name="T67" style:family="text">
      <style:text-properties fo:color="#00ccff"/>
    </style:style>
    <style:style style:name="T68" style:family="text">
      <style:text-properties fo:font-weight="normal" style:font-weight-asian="normal" style:font-weight-complex="normal"/>
    </style:style>
    <style:style style:name="T69" style:family="text">
      <style:text-properties fo:font-weight="normal" fo:background-color="transparent" style:font-weight-asian="normal" style:font-weight-complex="normal" loext:char-shading-value="0"/>
    </style:style>
    <style:style style:name="T70" style:family="text">
      <style:text-properties fo:color="#0066cc"/>
    </style:style>
    <style:style style:name="T71" style:family="text">
      <style:text-properties fo:color="#0066cc" fo:language="ru" fo:country="RU"/>
    </style:style>
    <style:style style:name="T72" style:family="text">
      <style:text-properties fo:color="#0000cc"/>
    </style:style>
    <style:style style:name="T73" style:family="text">
      <style:text-properties style:text-line-through-style="solid"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fo:language="uk" fo:country="UA" fo:font-weight="bold" style:font-weight-asian="bold" style:font-weight-complex="bold"/>
    </style:style>
    <style:style style:name="T77" style:family="text">
      <style:text-properties fo:color="#ff0000"/>
    </style:style>
    <style:style style:name="T78" style:family="text">
      <style:text-properties style:text-underline-style="none"/>
    </style:style>
    <style:style style:name="T79" style:family="text">
      <style:text-properties style:text-rotation-angle="90" style:text-rotation-scale="line-height"/>
    </style:style>
    <style:style style:name="T80" style:family="text">
      <style:text-properties style:text-rotation-angle="270" style:text-rotation-scale="line-height"/>
    </style:style>
    <style:style style:name="T81" style:family="text">
      <style:text-properties style:text-position="sub 58%" style:font-size-asian="10.5pt"/>
    </style:style>
    <style:style style:name="T82" style:family="text">
      <style:text-properties style:font-name="Symbol" style:font-name-asian="Symbol" style:font-name-complex="Symbol"/>
    </style:style>
    <style:style style:name="T83" style:family="text">
      <style:text-properties style:font-name="Liberation Serif1" style:font-name-asian="Symbol" style:font-name-complex="Symbol"/>
    </style:style>
    <style:style style:name="T84" style:family="text">
      <style:text-properties style:font-name="Courier New CYR"/>
    </style:style>
    <style:style style:name="T85" style:family="text">
      <style:text-properties style:font-name="Courier New CYR" fo:language="en" fo:country="US"/>
    </style:style>
    <style:style style:name="T86" style:family="text">
      <style:text-properties fo:color="#6666ff"/>
    </style:style>
    <style:style style:name="T87"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7">&lt;</text:span><text:span text:style-name="T51">Э</text:span><text:span text:style-name="T28">пизод в Кантерлоте, где Луна составляет невысокое мнение об умственных способностях Макса</text:span><text:span text:style-name="T47">&gt;</text:span></text:p>
      <text:p text:style-name="P40">&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40">&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4">&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4">&lt;<text:span text:style-name="T1">Сел показывает и даёт прочувствовать Максу корректировку орбиты Эквуса («подъём» Солнца)</text:span>&gt;</text:p>
      <text:p text:style-name="P44">&lt;Сел пытается научить Макса телепортации, и он телепортирует Агамемнона в пещеру под Кантерлотом&gt;</text:p>
      <text:p text:style-name="P55"><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5">&lt;Добавить эпизод подбора снаряги перед опасным заданием&gt;</text:p>
      <text:p text:style-name="P79">Таймлайн <text:span text:style-name="T11">(</text:span>события через 10 лет после Обмена): </text:p>
      <text:p text:style-name="P79">Год 2143 ПВ <text:span text:style-name="T11">(AU -?)</text:span></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79">29-е мая — встреча с Индиго. Прогулка с Селестией по парку. Муравьи под накрупником</text:p>
      <text:p text:style-name="P79">30-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1">&lt;</text:span>7<text:span text:style-name="T11">-</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1">&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1">&lt;</text:span>28-е июня<text:span text:style-name="T11">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text:soft-page-break/>&lt;4-е июля - Дэш стучит лбом в дерево. Обнимашки</text:p>
      <text:p text:style-name="P79">8-е июля — прибытие в Груммингтон</text:p>
      <text:p text:style-name="P79">9-е июля –<text:span text:style-name="T11"> </text:span>Провал Груммингтона. Отбытие с Груммингтона</text:p>
      <text:p text:style-name="P79"><text:span text:style-name="T11">&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1">[</text:span>21-е июля<text:span text:style-name="T11">]</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80"/>
      <text:h text:style-name="Heading_20_2" text:outline-level="2">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text:p>
      <text:p text:style-name="P123">I Dream Of Luna</text:p>
      <text:p text:style-name="P122">Розовые глазки</text:p>
      <text:p text:style-name="P123">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soft-page-break/><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
      <text:h text:style-name="Heading_20_2" text:outline-level="2">Идеи</text:h>
      <text:list xml:id="list9006866015011779103" text:style-name="L1">
        <text:list-item>
          <text:p text:style-name="P166">добавить детектив <text:span text:style-name="T1">(реализовано)</text:span>+ магические уроки/трактаты Старсвирла (реализовано)</text:p>
        </text:list-item>
        <text:list-item>
          <text:p text:style-name="P167">Терра несколько раз пытается убить Макса (один раз — в аквапарке). Несколько раз Макса спасает Селестия (даёт приказы Нексусу)</text:p>
        </text:list-item>
        <text:list-item>
          <text:p text:style-name="P167">Книги:</text:p>
        </text:list-item>
      </text:list>
      <text:list xml:id="list4279513238295144415" text:style-name="L2">
        <text:list-item>
          <text:p text:style-name="P168">«Великие грифоны прошлого» - из канона (5<text:span text:style-name="T11">s8e)</text:span></text:p>
        </text:list-item>
        <text:list-item>
          <text:p text:style-name="P168">«Высшие заклинания в повседневном использовании: от песчинки до дворца»</text:p>
        </text:list-item>
        <text:list-item>
          <text:p text:style-name="P171">«Малоизвестные аспекты магии трансформаций»</text:p>
        </text:list-item>
        <text:list-item>
          <text:p text:style-name="P16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8">Дасти Вейфарер «Зебрианская культура, быт и фольклор»</text:p>
        </text:list-item>
        <text:list-item>
          <text:p text:style-name="P168">«Краткая история Эквестрии»</text:p>
        </text:list-item>
        <text:list-item>
          <text:p text:style-name="P168">«Шедевры архитектуры Эквестрии» с разделом о Кантерлотском Королевском Дворце</text:p>
        </text:list-item>
        <text:list-item>
          <text:p text:style-name="P168">«Великие дела и великие чары». Страница 893: …</text:p>
        </text:list-item>
        <text:list-item>
          <text:p text:style-name="P168">«<text:span text:style-name="T66">Природа Проклятий</text:span>» - обмен</text:p>
        </text:list-item>
        <text:list-item>
          <text:p text:style-name="P168"><text:span text:style-name="T66">«Магия для Чайников»</text:span> - обмен</text:p>
        </text:list-item>
        <text:list-item>
          <text:p text:style-name="P168"><text:span text:style-name="T66">«Энциклопедия Арканум»</text:span> - обмен</text:p>
        </text:list-item>
        <text:list-item>
          <text:p text:style-name="P168">«О Гейсах» - обмен</text:p>
        </text:list-item>
        <text:list-item>
          <text:p text:style-name="P168">«<text:span text:style-name="T66">Тайны Тайных Наук</text:span>» - обмен</text:p>
        </text:list-item>
        <text:list-item>
          <text:p text:style-name="P171"><text:soft-page-break/>«Основы Заклятий» - обмен</text:p>
        </text:list-item>
        <text:list-item>
          <text:p text:style-name="P168">«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030266246543792048" text:style-name="L3">
        <text:list-item>
          <text:p text:style-name="P16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0">Селестия — переменчивая пони. В одно время не строгая, а в другое может быть такой, что страшно становится</text:p>
        </text:list-item>
        <text:list-item>
          <text:p text:style-name="P169">У Селестии были такие элементы гармонии: Магия, Доброта, Смех. У Луны — Верность, Честность, Щедрость. (ксенофазия)</text:p>
        </text:list-item>
        <text:list-item>
          <text:p text:style-name="P16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9">Около 820-ти лет назад будущий маг Лайтнинг Стар поступил на обучение к наставнику Тииспоту</text:p>
        </text:list-item>
        <text:list-item>
          <text:p text:style-name="P16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9">У Селестии грива и хвост развеваются и переливаются от магического шампуня</text:p>
        </text:list-item>
        <text:list-item>
          <text:p text:style-name="P169">Тело Селестии очень крепкое — может выдержать несколько тонн земли</text:p>
        </text:list-item>
        <text:list-item>
          <text:p text:style-name="P169">Дискорд намного старше принцесс, его магия сильнее ихней на голову</text:p>
        </text:list-item>
        <text:list-item>
          <text:p text:style-name="P169">Луна младше Селестии на 3 года. Сёстрам около 5000 лет. <text:span text:style-name="T66">По другим данным, Селестии около 2500 лет (Обмен).</text:span></text:p>
        </text:list-item>
        <text:list-item>
          <text:p text:style-name="P169">Принцессы начали войну с Дискордом в возрасте, когда им было около 700 лет — и продолжалась война почти сто лет</text:p>
        </text:list-item>
        <text:list-item>
          <text:p text:style-name="P169">Самый главный враг сестёр и Дискорда — скука</text:p>
        </text:list-item>
        <text:list-item>
          <text:p text:style-name="P169">В Эквестрии на одного жеребца приходится четыре - пять кобыл</text:p>
        </text:list-item>
        <text:list-item>
          <text:p text:style-name="P16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9">Селестия в первые полторы тысячи лет путешествовала — и заварила несколько войн (две — с Эквестрией, в одной была против Луны)</text:p>
        </text:list-item>
        <text:list-item>
          <text:p text:style-name="P169">Настоящий цвет гривы Селестии — клубнично-розовая. Радужный цвет гривы и хвоста поддерживается магией</text:p>
        </text:list-item>
        <text:list-item>
          <text:p text:style-name="P169">Кроме Дискорда, старше сестёр ещё старейшина драконов</text:p>
        </text:list-item>
        <text:list-item>
          <text:p text:style-name="P169"><text:soft-page-break/>Кэйденс не прожила и 60-ти лет и является низкорожденной</text:p>
        </text:list-item>
        <text:list-item>
          <text:p text:style-name="P16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9">Народ тихо фигел от нововведений и с ещё большим ожесточением продолжал делать по-своему</text:p>
        </text:list-item>
        <text:list-item>
          <text:p text:style-name="P16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9">Когда пони женятся, они обмениваются ножными браслетами</text:p>
        </text:list-item>
        <text:list-item>
          <text:p text:style-name="P169">Светилами, кроме сестёр, могут управлять единороги (группы), Дискорд, Твайлайт и Старсвирл</text:p>
        </text:list-item>
        <text:list-item>
          <text:p text:style-name="P169">Королева Кризалис — правительница Зелёной Долины</text:p>
        </text:list-item>
        <text:list-item>
          <text:p text:style-name="P169">Мать Луны и Селестии — аликорн Лорен. Мать Дискорда — Алиса (пони-человек)</text:p>
        </text:list-item>
        <text:list-item>
          <text:p text:style-name="P16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0">Искусственный интеллект. Создан Владом и Максом. Разработан для управления корпорациями.</text:p>
      <text:h text:style-name="Heading_20_3" text:outline-level="3">Норф</text:h>
      <text:p text:style-name="P12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0">Единорог. Холост, молод, мечтателен. Живёт в Кантерлоте. В свободное время рисует облака.</text:p>
      <text:h text:style-name="Heading_20_3" text:outline-level="3">Алекс</text:h>
      <text:p text:style-name="P130">Менеджер проектов, над одним из которых (Нексус) работает Макс.</text:p>
      <text:h text:style-name="Heading_20_3" text:outline-level="3"><text:soft-page-break/>Ростик</text:h>
      <text:p text:style-name="P130">Лидер команды тестировщиков</text:p>
      <text:h text:style-name="Heading_20_3" text:outline-level="3">Стас</text:h>
      <text:p text:style-name="P130">Программист-новичок в команде Макса.</text:p>
      <text:h text:style-name="Heading_20_3" text:outline-level="3">Рома</text:h>
      <text:p text:style-name="P130">Программист в команде UI-программистов</text:p>
      <text:h text:style-name="Heading_20_3" text:outline-level="3">Анджела</text:h>
      <text:p text:style-name="P130">Сисадмин. Флиртует с Максом.</text:p>
      <text:p text:style-name="P130"/>
      <text:h text:style-name="Heading_20_2" text:outline-level="2">Положения</text:h>
      <text:p text:style-name="P13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9" text:outline-level="2">1. Терра</text:h>
      <text:p text:style-name="P24">музыка - кондовая электронная, холодная и отчаянная (Electronics “Disappointed”)</text:p>
      <text:p text:style-name="P25">или из Донни Дарко</text:p>
      <text:p text:style-name="P26">&lt;Mission Impossible theme ?&gt;</text:p>
      <text:p text:style-name="P26">&lt;Pink Floyd “Another Brick In The Wall”&gt;</text:p>
      <text:p text:style-name="P13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4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11">RnD-</text:span><text:span text:style-name="T1">зоны</text:span><text:span text:style-name="T1"><text:note text:id="ftn3" text:note-class="footnote"><text:note-citation>3</text:note-citation><text:note-body><text:p text:style-name="P14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18">&lt;<text:span text:style-name="T24">Добавить сцену со Стасом</text:span>&gt;</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6">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6"><text:soft-page-break/></text:p>
      <text:p text:style-name="P36">Так, что тут у нас? <text:span text:style-name="T1">Т</text:span>ри последних запроса вызвали сбои в работе кластера и заставили перегрузиться один из хостов.</text:p>
      <text:p text:style-name="P36">Введём-ка парочку <text:span text:style-name="T1">общих</text:span> вопросов <text:span text:style-name="T1">для разминки</text:span>.</text:p>
      <text:p text:style-name="P36"/>
      <text:p text:style-name="P76"><text:span text:style-name="T11">– Нэш, к</text:span>ак называется наш проект?</text:p>
      <text:p text:style-name="P74"><text:span text:style-name="T8">– </text:span><text:span text:style-name="T68">Дайсон.</text:span></text:p>
      <text:p text:style-name="P74"><text:span text:style-name="T8">– </text:span><text:span text:style-name="T68">Сколько тебе лет?</text:span></text:p>
      <text:p text:style-name="P74"><text:span text:style-name="T8">– </text:span><text:span text:style-name="T68">Два года с начала запуска кластера.</text:span></text:p>
      <text:p text:style-name="P74"><text:span text:style-name="T8">– </text:span><text:span text:style-name="T68">Какой сейчас год?</text:span></text:p>
      <text:p text:style-name="P74"><text:span text:style-name="T8">– </text:span><text:span text:style-name="T68">202</text:span><text:span text:style-name="T8">1</text:span><text:span text:style-name="T68">-й.</text:span></text:p>
      <text:p text:style-name="P22"/>
      <text:p text:style-name="P36">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5"/>
      <text:p text:style-name="P76"><text:span text:style-name="T1">– </text:span>Н<text:span text:style-name="T1">эш тестовая задача номер шестнадцать</text:span>. <text:span text:style-name="T1">Выполни при дефолтных настройках.</text:span></text:p>
      <text:p text:style-name="P76"><text:span text:style-name="T34">–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6"><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6"><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6">Ага, уже теплее.</text:p>
      <text:p text:style-name="P36"/>
      <text:p text:style-name="P74"><text:span text:style-name="T8">– Нэш</text:span><text:span text:style-name="T68">, выдай диагностику модуля </text:span><text:span text:style-name="T8">аналитики.</text:span></text:p>
      <text:p text:style-name="P36"/>
      <text:p text:style-name="P36">Йо! Видеокамеры молча наблюдают за поднятым вверх <text:span text:style-name="T1">большим пальцем</text:span>.</text:p>
      <text:p text:style-name="P36"><text:soft-page-break/>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
      <text:p text:style-name="P36"><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1">–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1">.</text:span></text:p>
      <text:p text:style-name="P49"/>
      <text:p text:style-name="P102">Бип-бип-бип.</text:p>
      <text:p text:style-name="P36"><text:span text:style-name="T1">У</text:span>ходя попрощался с охранником, <text:span text:style-name="T1">увлечённо исследующим тему садо-мазо</text:span>.</text:p>
      <text:p text:style-name="P36">Всё, свободен. Хотя <text:s/><text:span text:style-name="T1">воскресенье</text:span> уже испорчен<text:span text:style-name="T1">о</text:span>.</text:p>
      <text:p text:style-name="P36"/>
      <text:p text:style-name="P132">***</text:p>
      <text:p text:style-name="P132"/>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text:span><text:span text:style-name="T1">Высыпав остаток корма в автоматическую кормушку, я отвернулся.</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soft-page-break/>***</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1">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5">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7">Музыка быстрая, тревожная, надорваная и печальная (Pet Shop Boys “So Hard” ?)</text:p>
      <text:p text:style-name="P27"/>
      <text:p text:style-name="P86"><text:span text:style-name="T11">&lt;</text:span><text:span text:style-name="T1">Описание полёта через Эогипп. Удивлённый взгляд Анакорна</text:span><text:span text:style-name="T11">&gt;</text:span></text:p>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text:span><text:span text:style-name="T56">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1">3. </text:span>Кантерлот</text:h>
      <text:p text:style-name="P78">Музыка медленная, фэнтезийная, средневековая, изысканая, дворцовая (стиль Dire Straits “Coyote”)</text:p>
      <text:p text:style-name="P20">Глава IV. Пределы магии</text:p>
      <text:p text:style-name="P17"/>
      <text:p text:style-name="P20">Вашему покорному слуге известны четыре предела магии: </text:p>
      <text:list xml:id="list1908581318882872537" text:style-name="L4">
        <text:list-item>
          <text:p text:style-name="P17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4"><text:s/>Сколько страниц сегодня нахреначили?</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5"><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7">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1">4. </text:span>Библиотека</text:h>
      <text:p text:style-name="P16">&lt;<text:span text:style-name="T58">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2">–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text:soft-page-break/>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23">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0">–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P160" text:outline-level="2"><text:span text:style-name="T11">5. </text:span>Индиго</text:h>
      <text:p text:style-name="P40"/>
      <text:p text:style-name="P4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p>
      <text:p text:style-name="P50">&lt;<text:span text:style-name="T58">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0">&lt;<text:span text:style-name="T24">Селестия достаёт из потайной щели свиток с мыслями Селестии</text:span><text:span text:style-name="T23">`<text:tab/>`</text:span>&gt;</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text:soft-page-break/>– А Дискорд? Он, вроде, не моложе вас.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text:p>
      <text:p text:style-name="P50">–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text:soft-page-break/></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59" text:outline-level="2">6. Стыд</text:h>
      <text:p text:style-name="P50">&lt;<text:span text:style-name="T87">Mylene Farmer — L`Ame-Stram-Gram</text:span>&gt;</text:p>
      <text:p text:style-name="P60">~~~ Завтра на семь в библиотеке ~~~</text:p>
      <text:p text:style-name="P60"/>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text:soft-page-break/>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text:span text:style-name="T74">Стирание</text:span> из бытия. Точнее, его нет и не было после того, как я замкнула его на его создателя, Иггуса. Суть заклинания <text:span text:style-name="T7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4">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60">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0">“<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text:soft-page-break/>–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40*<text:span text:style-name="T11">ctg(Pi/4)-6)/(ln(e)-sin(0))</text:span></text:h>
      <text:p text:style-name="P81">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0">…</text:p>
      <text:p text:style-name="P40"/>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0">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0"><text:soft-page-break/>–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0"><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7">Мне печалиться не стоит</text:p><text:p text:style-name="P147">Жизнь прекрасна и ярк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text:p><text:p text:style-name="P147">Но друзей моих немного,</text:p><text:p text:style-name="P147">Гложет душу холо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1">–</text:span> А водку у вас принято пить?</text:p>
      <text:p text:style-name="P38"><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0">–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1">***</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3"><text:span text:style-name="T49">– </text:span>“<text:span text:style-name="T1">Что я могу сделать, чтобы вернуть всё назад?</text:span>”</text:p>
      <text:p text:style-name="P13"><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9">– </text:span><text:span text:style-name="T35">Что бы это значило, Флер?</text:span></text:p>
      <text:p text:style-name="P13"><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0"/>
      <text:p text:style-name="P1"><text:span text:style-name="T45">&lt;</text:span><text:span text:style-name="T65">Mark Knopfler - </text:span><text:span text:style-name="T64">Hill Farmer's Blues</text:span><text:span text:style-name="T45">&gt;</text:span></text:p>
      <text:p text:style-name="P42">***</text:p>
      <text:p text:style-name="P40"/>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4">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0">Вагоны убаюкивающе перестукивались по рельсам, унося меня прочь от Кантерлота. Я перевернулся на другой бок и провалился в сон.</text:p>
      <text:p text:style-name="P82">&lt;https://www.youtube.com/watch?v=Py9SDdYGFrQ&gt;</text:p>
      <text:h text:style-name="Heading_20_2" text:outline-level="2">10. Понивилль</text:h>
      <text:p text:style-name="P40"/>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3"/>
      <text:p text:style-name="P19">***</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38">“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1">***</text:p>
      <text:p text:style-name="P40"/>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8">&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0">“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0"><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8">всё, что удалось от неё добиться.</text:span></text:p>
      <text:p text:style-name="P1"/>
      <text:p text:style-name="P2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7">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0">Примечания: <text:span text:style-name="T48">чёрный экран?</text:span></text:p>
      <text:p text:style-name="P47"/>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0">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0"/>
      <text:p text:style-name="P2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5"/>
      <text:h text:style-name="Heading_20_2" text:outline-level="2">12. День сурка</text:h>
      <text:p text:style-name="P13">&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38"><text:span text:style-name="T11">–</text:span> <text:span text:style-name="T1">Эмм. </text:span>Что он имел ввиду?</text:p>
      <text:p text:style-name="P38"><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8"><text:span text:style-name="T11">– </text:span><text:span text:style-name="T1">Да, завершилось всё препаршиво. Принцесса Луна сказала, лучше бы её обратно на Луну закинули.</text:span></text:p>
      <text:p text:style-name="P38"><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1">– </text:span><text:span text:style-name="T1">Хм. Нет.</text:span></text:p>
      <text:p text:style-name="P38"><text:span text:style-name="T11">– </text:span><text:span text:style-name="T1">А друзья?</text:span></text:p>
      <text:p text:style-name="P38"><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1">Чужестранец-примат разбил сердце нашей обожаемой Селестии! Двор в отчаянии </text:span><text:span text:style-name="T14">—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8">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8">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text:soft-page-break/>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oft-page-break/><text:span text:style-name="T11">– У </text:span>тебя такая смешная мордочка! <text:span text:style-name="T11">– </text:span>захихикали Пинки, покачиваясь. <text:span text:style-name="T11">– </text:span>Как будто ты <text:span text:style-name="T68">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8">эт правда?</text:span></text:p>
      <text:p text:style-name="P50"><text:span text:style-name="T15">– </text:span><text:span text:style-name="T68">Какая из? Их много, вообще-то. Ик!</text:span></text:p>
      <text:p text:style-name="P50"><text:span text:style-name="T15">– </text:span><text:span text:style-name="T68">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8">Макс, </text:span><text:span text:style-name="T15">– </text:span><text:span text:style-name="T68">захихикала Пинки, взъерошив копытами розовые кудряшки и попытавшись соорудить из них бороду, </text:span><text:span text:style-name="T15">– </text:span><text:span text:style-name="T6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5">– </text:span><text:span text:style-name="T68">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8">Ты что-о-о! Нельзя любить фаэри! Она похитит твоё сердце, и ты будешь искать её, пока не... </text:span><text:span text:style-name="T15">– </text:span><text:span text:style-name="T68">Пинки погрузилась в так и не съеденный салат «по-Кантерлотски» и захрапела.</text:span></text:p>
      <text:p text:style-name="P50"><text:span text:style-name="T15">– </text:span><text:span text:style-name="T68">Пока не умру?</text:span></text:p>
      <text:p text:style-name="P50"><text:span text:style-name="T15">– </text:span><text:span text:style-name="T68">Нет, глупенький, </text:span><text:span text:style-name="T15">– </text:span><text:span text:style-name="T68">пробулькала Пинки из миски. </text:span><text:span text:style-name="T15">– </text:span><text:span text:style-name="T68">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text:soft-page-break/></text:p>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31">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4">ZZ Top – Gimme all your lovin</text:p>
      <text:p text:style-name="P84">Mothley Crue – Kick Start My Heart</text:p>
      <text:p text:style-name="P53"><text:soft-page-break/><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1">– </text:span>Спасибо, но от пинкиных плюшек у меня фланки округляются.</text:p>
      <text:p text:style-name="P53"><text:span text:style-name="T11">– </text:span>Да ладно тебе, Рэйнбоу Дэш! От одной не округлятся.</text:p>
      <text:p text:style-name="P53"><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1">–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text:soft-page-break/></text:p>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Н</text:span>е тупи!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oft-page-break/><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Пегаска оттеснила меня крупом и повернулась к двери задом.</text:p>
      <text:p text:style-name="P53"><text:span text:style-name="T11">–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oft-page-break/><text:span text:style-name="T11">–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3"/>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31">Исчезновение дневной главы диархии: Эквестрия в панике!</text:span>» (статья двухдневной давности).</text:p>
      <text:p text:style-name="P53">«<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3">«<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3"><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text:soft-page-break/>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1">Show must go on!</text:span></text:p>
      <text:p text:style-name="P53">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3">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3">&lt;<text:span text:style-name="T72">David Bowie - Lets Dance/ Ashes To Ashes</text:span></text:p>
      <text:p text:style-name="P43"><text:span text:style-name="T72">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text:soft-page-break/>–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1">Добро пожаловать в Груммингтон! Вам здесь рады!</text:span></text:p>
      <text:p text:style-name="P53"><text:span text:style-name="T31">Население города </text:span><text:span text:style-name="T73">302 пони</text:span><text:span text:style-name="T31">.</text:span></text:p>
      <text:p text:style-name="P53"><text:span text:style-name="T73">250 пони</text:span><text:span text:style-name="T31">.</text:span></text:p>
      <text:p text:style-name="P53"><text:span text:style-name="T73">125 поней</text:span><text:span text:style-name="T31">.</text:span></text:p>
      <text:p text:style-name="P53"><text:span text:style-name="T31">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1">Дружба </text:span><text:span text:style-name="T40">—</text:span><text:span text:style-name="T21"> </text:span><text:span text:style-name="T3">э</text:span><text:span text:style-name="T21">то, </text:span><text:span text:style-name="T75">так её </text:span><text:span text:style-name="T3">разэтак</text:span><text:span text:style-name="T75">,</text:span><text:span text:style-name="T21"> магия!</text:span><text:span text:style-name="T62">»</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text:soft-page-break/>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text:soft-page-break/>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text:soft-page-break/>–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73">37 пни</text:span></text:p>
      <text:p text:style-name="P70">24пн</text:p>
      <text:p text:style-name="P70">15</text:p>
      <text:p text:style-name="P53"><text:span text:style-name="T31">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1">Добро пожаловать в Груммингтон! Вам здесь рады!</text:span></text:p>
      <text:p text:style-name="P53"><text:span text:style-name="T31">Население города </text:span><text:span text:style-name="T73">302 пони</text:span><text:span text:style-name="T31">.</text:span></text:p>
      <text:p text:style-name="P53"><text:span text:style-name="T73">250 пони</text:span><text:span text:style-name="T31">.</text:span></text:p>
      <text:p text:style-name="P53"><text:span text:style-name="T73">125 поней</text:span><text:span text:style-name="T31">.</text:span></text:p>
      <text:p text:style-name="P53"><text:span text:style-name="T31">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1">&lt;</text:span><text:span text:style-name="T61">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3">&lt;<text:span text:style-name="T60">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text:soft-page-break/>–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text:soft-page-break/>– Погоди, Дэш, консервы-то не выкидывай! Ты ж сама говорила, что только-только размялась и всё такое. <text:span text:style-name="T74">И магазин</text:span>ы вовсе<text:span text:style-name="T74"> не </text:span>бесплатные<text:span text:style-name="T74">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text:soft-page-break/>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text:soft-page-break/>–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3"><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4">матюков мне</text:span> удалось замазать самые большие щели. За тестовый<text:span text:style-name="T74"> </text:span>получасовый заплыв<text:span text:style-name="T74">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4"/>
      <text:p text:style-name="P44">…</text:p>
      <text:p text:style-name="P44">&lt;<text:bookmark text:name="eow-title"/><text:span text:style-name="T64">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4">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ски <text:span text:style-name="T74">любили друг друга! И у них </text:span>был<text:span text:style-name="T74"> </text:span>офигенский <text:span text:style-name="T74">секс! </text:span>И это было круто!<text:span text:style-name="T74">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text:soft-page-break/>– <text:span text:style-name="T1">Дэш… Ты же понимаешь, что я не люблю тебя?</text:span></text:p>
      <text:p text:style-name="P44">–<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4">&lt;<text:span text:style-name="T60">Mothley Crue – Cickstart my heart</text:span>&gt;</text:p>
      <text:p text:style-name="P55">«<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text:soft-page-break/>ХРУСТЬ!</text:p>
      <text:p text:style-name="P55">Дверная ручка оторвалась с мясом и я продолжил низвержение в подвал.</text:p>
      <text:p text:style-name="P55"><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1">– О</text:span>у! <text:span text:style-name="T74">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oft-page-break/><text:span text:style-name="T11">– </text:span>А если попроще?</text:p>
      <text:p text:style-name="P55"><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5">***</text:p>
      <text:p text:style-name="P45"/>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3"/>
      <text:p text:style-name="P55">…</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4">&lt;<text:span text:style-name="T60">Mission Impossible theme</text:span>&gt;</text:p>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55"><text:soft-page-break/>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всего, что Нам дорого?! Не бывать этому! ПОШЁЛ ВОН!!!</text:p>
      <text:p text:style-name="P55"><text:soft-page-break/>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4"/>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1">– </text:span>Как тебя зовут, малышка? Я постараюсь найти тебя. Может быть, ещё не поздно.</text:p>
      <text:p text:style-name="P55">Пегаска приветственно машет копытом.</text:p>
      <text:p text:style-name="P33"><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что? Увидел ч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pan text:style-name="T11">– </text:span>Йей!</text:p>
      <text:p text:style-name="P55"><text:span text:style-name="T11">– </text:span>Ю-ху!</text:p>
      <text:p text:style-name="P55"><text:span text:style-name="T11">– О</text:span>фигенно! Мы победили! Макс,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text:p>
      <text:p text:style-name="P55">Ожидание сменилось недоумением. Рэйнбоу Дэш насмешливо скривила губы.</text:p>
      <text:p text:style-name="P55"><text:span text:style-name="T11">– </text:span>Да ладно! Кончай прикалываться,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Дэш подошла ко мне вплотную, обняла мою голову и прижалась нос к носу.</text:p>
      <text:p text:style-name="P5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что за нечисть тут орудует!</text:p>
      <text:p text:style-name="P55"><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5">…</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74">Допустим, кот бессмертен. Также допустим, что кот з</text:span>аколдован<text:span text:style-name="T74"> </text:span>отложенным <text:span text:style-name="T74">заклятие</text:span>м<text:span text:style-name="T74">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5"><text:span text:style-name="T11">– </text:span>Бедный котик. <text:span text:style-name="T11">– </text:span>прошептала Флаттершай.</text:p>
      <text:p text:style-name="P55">Я насторожился, услышав знакомое заклинание.</text:p>
      <text:p text:style-name="P55"><text:span text:style-name="T11">– </text:span>Стой! Откуда тебе известно про заклинание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oft-page-break/><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чешь сказать, что мы все — навроде этого кота, а Макс боится открыть ящик? Чтоб мы не исчезли окончательно?</text:p>
      <text:p text:style-name="P5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Макс,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1">– </text:span>Макс, беги!!!</text:p>
      <text:p text:style-name="P55"><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1">–</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уставились на меня.</text:p>
      <text:p text:style-name="P55"><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text:soft-page-break/>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text:p>
      <text:p text:style-name="P55"><text:span text:style-name="T11">– </text:span>Эмм, Лира Хартстрингс, единорог. Я не то, чтобы маг, моя специализация — музыка…</text:p>
      <text:p text:style-name="P55"><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яркая искор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 <text:span text:style-name="T11">– </text:span>возопило моё малое сознание.</text:p>
      <text:p text:style-name="P55"><text:span text:style-name="T11">– </text:span>Эмм… Зачем?</text:p>
      <text:p text:style-name="P55"><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text:soft-page-break/>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5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text:soft-page-break/>Тревожная догадка окончательно сковала морозом душу.</text:p>
      <text:p text:style-name="P53"><text:span text:style-name="T17">–</text:span> А другие? Они тоже… давали мне потому, что считали меня последним шансом?</text:p>
      <text:p text:style-name="P53">У аликорницы отвалилась челюсть.</text:p>
      <text:p text:style-name="P53"><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6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61"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text:span>Макс,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oft-page-break/><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4">…</text:p>
      <text:p text:style-name="P44"/>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Я мило улыбнулся ей в ответ, закинул в рот пучок петрушки и ответил.</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44">– П<text:span text:style-name="T1">ризнаю, Мы были несправедливы к тебе. Как Нам тебя называть?</text:span></text:p>
      <text:p text:style-name="P55">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text:soft-page-break/>–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text:soft-page-break/>–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5">***</text:p>
      <text:p text:style-name="P44"/>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text:soft-page-break/>–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0">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5">– А где твой обещанный сюрприз? – донесся жеребячий голосок через изгородь. – Гости уже все собрались.</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text:soft-page-break/>–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70">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9">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80">д</text:span>ЕсЬ БЫл <text:span text:style-name="T81">д</text:span>ИскОр<text:span text:style-name="T79">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4"/>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2"></text:span><text:span text:style-name="T83">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84">Зафиксирована опасная ситуация. Сознание пациента </text:span><text:span text:style-name="T85">&lt;</text:span><text:span text:style-name="T84">Селестия</text:span><text:span text:style-name="T85">&gt;</text:span><text:span text:style-name="T84"> не регистрируется. Активируется протокол экстренной эвакуации пациента </text:span><text:span text:style-name="T85">&lt;</text:span><text:span text:style-name="T84">Селестия</text:span><text:span text:style-name="T85">&gt;</text:span><text:span text:style-name="T84"> к </text:span><text:span text:style-name="T85">&lt;</text:span><text:span text:style-name="T84">Луна</text:span><text:span text:style-name="T85">&gt;</text:span><text:span text:style-name="T84">.</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3">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text:soft-page-break/>–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Осталось дело за малым — найти Сестру.</text:p>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5">–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4"><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5">***</text:p>
      <text:p text:style-name="P44"/>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soft-page-break/>…</text:p>
      <text:p text:style-name="P1"><text:span text:style-name="T43">–</text:span><text:span text:style-name="T33"> Ну хорошо, а кто вами правит? Аликорн? Драко</text:span>можно просто не делать документов<text:span text:style-name="T33">никус? Какой-нибудь человек с рогом во лбу? Или у вас нет правителя?</text:span></text:p>
      <text:p text:style-name="P38"><text:span text:style-name="T11">–</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1">26.07.2143</text:p>
      <text:p text:style-name="P55"/>
      <text:p text:style-name="P56">***</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text:soft-page-break/>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5"/>
      <text:p text:style-name="P45">~~~~~</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text:soft-page-break/>Луна отдаёт короткую команду в интерком и наперерез падающим фигуркам с «Конкордии» пикирует звено Вондерболтов.</text:p>
      <text:p text:style-name="P55">– <text:span text:style-name="T31">ПОНИ! ВЫ ЗАЕБАЛИ!!! ВЫ ДАДИТЕ МНЕ СПАТЬ, ИЛИ НЕТ?!! КЛЯНУСЬ ХВОСТОМ, ВЫ ТАКИ ОТ МЕНЯ ОТСТАНЕТЕ, НЕ БУДЬ Я АГАМЕМНОН-БЕСКЛАННИК!</text:span></text:p>
      <text:p text:style-name="P55">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5">~~~~~</text:p>
      <text:p text:style-name="P45"/>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text:soft-page-break/></text:p>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17"/>
      <text:p text:style-name="P45">~~~~~</text:p>
      <text:p text:style-name="P17">&lt;<text:span text:style-name="T24">Макс и ко появляются на Терре со сдвигом по времени (как и Кимеринн)?</text:span>&gt;</text:p>
      <text:p text:style-name="P96"><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3"/>
      <text:p text:style-name="P45">~~~~~</text:p>
      <text:p text:style-name="P3"/>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text:span><text:span text:style-name="T33">как будто не прошло два месяца с моего отбытия</text:span><text:span text:style-name="T33">.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0"/>
      <text:h text:style-name="Heading_20_2" text:outline-level="2"><text:soft-page-break/>21. <text:span text:style-name="T1">Терра</text:span></text:h>
      <text:h text:style-name="P164" text:outline-level="3">Воскресение</text:h>
      <text:p text:style-name="P50">&lt;<text:span text:style-name="T86">Bowie — Ashes to ashes</text:span>&gt;</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Дискорд устроился поудобнее в кресле и начал.</text:p>
      <text:p text:style-name="P1"><text:soft-page-break/>–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моя заначка в Эогиппе осталась. – пробурчал он.</text:p>
      <text:p text:style-name="P58">– Ну так и зачем её тратить на ерунду? – возразил я.</text:p>
      <text:p text:style-name="P58">–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4"/>
      <text:p text:style-name="P59">***</text:p>
      <text:p text:style-name="P58"/>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text:soft-page-break/></text:p>
      <text:h text:style-name="Heading_20_3" text:outline-level="3">Понедельник</text:h>
      <text:p text:style-name="P55"/>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text:span><text:span text:style-name="T1">ился</text:span>. – Что ж, е<text:span text:style-name="T1">дем на второй этаж. На первом </text:span><text:span text:style-name="T1">Солнцезадой</text:span><text:span text:style-name="T1">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text:span><text:span text:style-name="T1">га</text:span><text:span text:style-name="T1">!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я-я!</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3"/>
      <text:h text:style-name="Heading_20_2" text:outline-level="2"><text:soft-page-break/>22. <text:span text:style-name="T1">Терра</text:span></text:h>
      <text:h text:style-name="P164" text:outline-level="3">Вторник</text:h>
      <text:p text:style-name="P3">&lt;<text:span text:style-name="T64">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8"><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8">Флаттершай повернула ко мне экран. Мультяшный Дискорд с заплаканными глазами стоял на ледовом катке перед брошенными коньками.</text:p>
      <text:p text:style-name="P11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9">– А ты в курсе, что твой Дискорд многократно сжигал Селестию живьём? – выпалил я.</text:p>
      <text:p text:style-name="P119">–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8"><text:span text:style-name="T11">– Это всего лишь твои домыслы. С тем же успехом я могу объяснить это тем, что он </text:span>— злой придурок!</text:p>
      <text:p text:style-name="P119">– Это не мои… домыслы… Он сам мне рассказал…</text:p>
      <text:p text:style-name="P119">Флаттершай встала со стула и попыталась уйти. Я задержал её.</text:p>
      <text:p text:style-name="P119">– Извини. Я не знал. Нам нельзя ссориться.</text:p>
      <text:p text:style-name="P118">Флаттершай слабо улыбнулась.</text:p>
      <text:p text:style-name="P119">– Я не сержусь… На Дискорда трудно не злиться… Он так себя ведёт, потому что его это… эмм, забавляет.</text:p>
      <text:p text:style-name="P3"/>
      <text:p text:style-name="Text_20_body"><text:soft-page-break/>…</text:p>
      <text:p text:style-name="P122"/>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7">– Что ты решил, Анон?</text:p>
      <text:p text:style-name="P97">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text:span><text:span text:style-name="T33">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text:soft-page-break/>–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text:soft-page-break/>– Да хоть и на минуточку! – Она захлопнула <text:span text:style-name="T33">“</text:span><text:span text:style-name="T33">Механику движения Солнца. Занимательная <text:s/>Космологи</text:span><text:span text:style-name="T33">я</text:span><text:span text:style-name="T33">”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text:soft-page-break/>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3"/>
      <text:h text:style-name="Heading_20_2" text:outline-level="2">23. Терра</text:h>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зад, если он не хотел тебя утопить!</text:p>
      <text:p text:style-name="P3">–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38"/>
      <text:p text:style-name="P67">***</text:p>
      <text:p text:style-name="P66"/>
      <text:p text:style-name="P1"/>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text:soft-page-break/>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87">…</text:p>
      <text:p text:style-name="P87"/>
      <text:p text:style-name="P3">Бинго! Нэш наконец-то слетел с катушек!</text:p>
      <text:p text:style-name="P3">Я посмотрел на часы. Полседьмого. Через полчаса я всеми правдами и неправдами перехватываю Анджелу на выходе, уговариваю сесть в машину а там дело в шляпе.</text:p>
      <text:p text:style-name="P3"/>
      <text:p text:style-name="P3"/>
      <text:p text:style-name="P3">&lt;Селестия погибает на Терре&gt;</text:p>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
      <text:p text:style-name="P3"/>
      <text:p text:style-name="P101">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11">– </text:span>Ну хорошо. Убедила. В конце-концов, можем поступить так. Вы с Флатти вернётесь обратно а я продолжу поиски здесь.</text:p>
      <text:p text:style-name="P106"><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1">– </text:span>Вы можете связываться со мной раз в месяц по коридору.</text:p>
      <text:p text:style-name="P106"><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
      <text:p text:style-name="P106"><text:soft-page-break/></text:p>
      <text:p text:style-name="P106"/>
      <text:p text:style-name="P106"/>
      <text:p text:style-name="P106"/>
      <text:p text:style-name="P106"><text:span text:style-name="T11">– </text:span>Конечно оставаться. Кто ещё, кроме нас, может найти её?</text:p>
      <text:p text:style-name="P106"><text:span text:style-name="T11">– </text:span>Я думал, ты не сможешь оставить Энджела и всех остальных надолго.</text:p>
      <text:p text:style-name="P106"><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1"><text:span text:style-name="T11">– </text:span>Извини, Флаттершай, забылся.</text:p>
      <text:p text:style-name="P111"><text:span text:style-name="T11">– </text:span>Та ладно, я ж не против, – возразила Эпплджек. – Не парься, Флатти. Было б хуже, если б он <text:s/>назвал меня Эпплджек на людях.</text:p>
      <text:p text:style-name="P111"><text:span text:style-name="T11">– </text:span>Ты так... – запнулась Флаттершай. – Так быстро забыла свою ферму. И...</text:p>
      <text:p text:style-name="P111"><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1"><text:span text:style-name="T11">– </text:span>Как ты можешь так говорить? – расплакалась Флаттершай.</text:p>
      <text:p text:style-name="P111"><text:span text:style-name="T11">– </text:span>Эй, девушки, не ссорьтесь! Мы — одна команда! И надеюсь, останемся ею и в дальнейшем. </text:p>
      <text:list xml:id="list4855700477648755599" text:style-name="L5">
        <text:list-header>
          <text:p text:style-name="P17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1"><text:span text:style-name="T11">– </text:span>А если нет? – Эпплджек смотрела мне мне прямо в глаза.</text:p>
      <text:list xml:id="list43768218" text:continue-numbering="true" text:style-name="L5">
        <text:list-header>
          <text:p text:style-name="P174">Я молча пожал плечами. Эпплджек уверенно продолжила.</text:p>
        </text:list-header>
      </text:list>
      <text:p text:style-name="P111"><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1"><text:span text:style-name="T11">– </text:span>Спасибо, ЭйДжей.</text:p>
      <text:p text:style-name="P111"><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792854" text:continue-numbering="true" text:style-name="L5">
        <text:list-header>
          <text:p text:style-name="P174">Флаттершай пробормотала нечто, показавшееся мне знакомым.</text:p>
        </text:list-header>
      </text:list>
      <text:p text:style-name="P111"><text:span text:style-name="T11">– </text:span>Флатти, ты что-то сказала? Я не расслышал.</text:p>
      <text:p text:style-name="P111"><text:span text:style-name="T11">– </text:span>Намерение Изменяет Реальность.</text:p>
      <text:p text:style-name="P111"><text:span text:style-name="T11">– </text:span>Эээ. А где ты слышала эту фразу, если не секрет?</text:p>
      <text:p text:style-name="P111"><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784248" text:continue-numbering="true" text:style-name="L5">
        <text:list-header>
          <text:p text:style-name="P174">У меня как будто вспыхнула лампочка в мозгу. Кирпичики быстро выстраивались в целостную картину. Я ринулся в прихожую.</text:p>
        </text:list-header>
      </text:list>
      <text:p text:style-name="P111"><text:span text:style-name="T11">– </text:span>Флатти, ЭйДжей, буду через час. Ждите!</text:p>
      <text:p text:style-name="P3"/>
      <text:p text:style-name="P3"/>
      <text:p text:style-name="P3"/>
      <text:p text:style-name="P3"/>
      <text:p text:style-name="P3"><text:soft-page-break/></text:p>
      <text:h text:style-name="P162" text:outline-level="2">След?</text:h>
      <text:p text:style-name="P124"/>
      <text:p text:style-name="P88"><text:span text:style-name="T11">&lt;</text:span><text:span text:style-name="T23">сначала эпизод - проверка сумки в серверной</text:span><text:span text:style-name="T11">&gt;</text:span></text:p>
      <text:p text:style-name="P91"/>
      <text:p text:style-name="P88"><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91"/>
      <text:p text:style-name="P88"/>
      <text:p text:style-name="P89">***</text:p>
      <text:p text:style-name="P88">На кухне за столиком сидели две девушки и сочиняли письмо.</text:p>
      <text:p text:style-name="P8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8">– Вот теперь другое дело! – Эпплджек выставила листок на свет, любуясь написанным.</text:p>
      <text:p text:style-name="P88">– А ты уверена, что так можно? – робко встряла Флаттершай. – “Дёшевый охламон” не похоже на вежливое приветствие.</text:p>
      <text:p text:style-name="P88">– Ещё как похоже! Я с Биг Маком так всегда здороваюсь, когда он, перебрав маленько сидра, заявляется под утро со следами помады на шее.</text:p>
      <text:p text:style-name="P88">– А-а-а. Ну ладно. А разве “мы б тебя век не видели, если б не принцесса”...</text:p>
      <text:p text:style-name="P8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8">Эпплджек выхватила листок и начала править текст.</text:p>
      <text:p text:style-name="P88">– Так… Так… И вот так! Теперь порядок! – Эпплджек вернула листок Флаттершай.</text:p>
      <text:p text:style-name="P8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8"><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8">–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88">– Угу. Лес в последнее время совсем чужой стал. Даже Энджел опасался в него выходить. Не говоря уже о Гарри.</text:p>
      <text:p text:style-name="P88">– Что-то мне это напоминает.</text:p>
      <text:p text:style-name="P88">– Что?</text:p>
      <text:p text:style-name="P8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8">– Агась, вырвался бы он, если бы не я. Дай-ка сюда письмо...</text:p>
      <text:p text:style-name="P88">– “...хорошо, что рядом была Эпплджек и спасла его...”. – Так годится?</text:p>
      <text:p text:style-name="P88">– Пожалуй, да.</text:p>
      <text:p text:style-name="P8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8">Флаттершай обернулась вслед Эпплджек и тайком дописала: ”Приезжай скорее, дорогой друг, мне так тоскливо без тебя. Твоя Флатти”.</text:p>
      <text:p text:style-name="P88">– Да-да, я мигом! – <text:span text:style-name="T1">д</text:span>евушка схватила листок бумаги и помчалась к ноутбуку.</text:p>
      <text:p text:style-name="P90"/>
      <text:p text:style-name="P3"/>
      <text:p text:style-name="P3"/>
      <text:p text:style-name="P89">***</text:p>
      <text:p text:style-name="P88">Наша компания поглощала ужин, приготовленный девушками, когда Дискорд хлопнул себя по лбу и крикнул:</text:p>
      <text:p text:style-name="P88">– Знаю!</text:p>
      <text:p text:style-name="P88">Эпплджек прекратила рассказывать о своих впечатлениях от интернета и все повернулись к Дискорду.</text:p>
      <text:p text:style-name="P88">Он продолжил.</text:p>
      <text:p text:style-name="P8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text:soft-page-break/>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8">– Да ну? – усомнилась Эпплджек. – С каких это пор?</text:p>
      <text:p text:style-name="P8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8">– Ой! – Флаттершай прикрыла рот рукой и с ужасом посмотрела на Эпплджек.</text:p>
      <text:p text:style-name="P8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8">Я понял, что Дискорд уже всё решил. Что ж, возможно, так будет лучше.</text:p>
      <text:p text:style-name="P88">– Ты собираешься уехать?</text:p>
      <text:p text:style-name="P88">–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88">– А как…</text:p>
      <text:p text:style-name="P88">– Не изволь беспокоиться, я и не в таких мирах бывал, – перебил меня Дискорд. –</text:p>
      <text:p text:style-name="P88"><text:s/>Пхе! Денег мне не надо — сам раздобуду. Главное — не уходите далеко от коридора. Ко времени перехода я вернусь. Или раньше.</text:p>
      <text:p text:style-name="P94"/>
      <text:p text:style-name="P40"/>
      <text:p text:style-name="P40">&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0"><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0"/>
      <text:p text:style-name="P55"/>
      <text:p text:style-name="P1"><text:span text:style-name="T37">&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7">&gt;</text:span></text:p>
      <text:p text:style-name="P55"/>
      <text:p text:style-name="P44">&lt;<text:span text:style-name="T24">- А ты сам-то что чувствуешь?</text:span></text:p>
      <text:p text:style-name="P3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30">-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0"><text:span text:style-name="T1">- Не знаю, не отслеживал. Я ведь не брони!</text:span>&gt;</text:p>
      <text:p text:style-name="P30"><text:soft-page-break/></text:p>
      <text:p text:style-name="P30">&lt; - <text:span text:style-name="T1">Возможно, в другой раз, в другое время...</text:span></text:p>
      <text:p text:style-name="P33">- Ну уж нет! Я завязываю с конеёбством!</text:p>
      <text:p text:style-name="P44"><text:span text:style-name="T24">- Посмотрим... Хи-хи...</text:span>&gt;</text:p>
      <text:p text:style-name="P44"/>
      <text:p text:style-name="P43">&lt;<text:span text:style-name="T24"> </text:span><text:span text:style-name="T23">-</text:span><text:span text:style-name="T24">Я не умею! Давай ты напишешь!</text:span></text:p>
      <text:p text:style-name="P43"><text:span text:style-name="T23">- </text:span><text:span text:style-name="T24">Фигушки! Подрядил меня татухи поням рисовать — сам теперь фанфик пиши!</text:span>&gt;</text:p>
      <text:p text:style-name="P53"/>
      <text:p text:style-name="P43">&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3"><text:span text:style-name="T24">- Учти, я ни капельки не жалею о наших поебушках! Но в будущем буду их стрематься. Это очень больно — вот так расставаться</text:span>&gt;</text:p>
      <text:p text:style-name="P32">&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2">(про Макса в сне-прощании)</text:p>
      <text:p text:style-name="P32">Я — Дискорд, и я говорю вам: он вернётся Я подсоблю вам, касатикам, хе-хе!</text:p>
      <text:p text:style-name="P53"/>
      <text:p text:style-name="P134"><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5"/>
      <text:p text:style-name="P43">&lt;<text:span text:style-name="T24">Луна говорит Максу в прощальном сне:</text:span></text:p>
      <text:p text:style-name="P43"><text:span text:style-name="T24">- Прости, что хотела убить тебя. Я ослабела и Найтмэр на время одержала верх</text:span>&gt;</text:p>
      <text:p text:style-name="P53"/>
      <text:p text:style-name="P43">&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3"/>
      <text:p text:style-name="P2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0"/>
      <text:p text:style-name="P31"/>
      <text:p text:style-name="P31"/>
      <text:p text:style-name="P40"/>
      <text:p text:style-name="P28"/>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1"><text:soft-page-break/></text:p>
      <text:p text:style-name="P9">***</text:p>
      <text:p text:style-name="P123"/>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7">Внезапно он открыл глаза и посмотрел на экран. В глазах его отражалась цепочка пони, как у прыгнувшей за миг до того в экран пони.</text:p>
      <text:p text:style-name="P27">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0"/>
      <text:h text:style-name="P162" text:outline-level="2">Сон Рэрити</text:h>
      <text:p text:style-name="P88"/>
      <text:p text:style-name="P93">&lt;<text:span text:style-name="T23">На Терре Селестия, будучи в компьютере, случайно пробуждает в Нексусе активный интеллект.</text:span>&gt;</text:p>
      <text:h text:style-name="P162" text:outline-level="2">Рейд пони-рэйнджеров</text:h>
      <text:p text:style-name="P88"/>
      <text:p text:style-name="P95">(леденящий душу триллер, музыка тревожная)</text:p>
      <text:p text:style-name="P90">&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9"/>
      <text:h text:style-name="P162" text:outline-level="2">Продолжение ЛСД-чаепития</text:h>
      <text:p text:style-name="P88"/>
      <text:p text:style-name="P88"><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93"/>
      <text:h text:style-name="P162" text:outline-level="2">Поиск решения</text:h>
      <text:p text:style-name="P124"/>
      <text:p text:style-name="P88"><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8"><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88"/>
      <text:h text:style-name="P162" text:outline-level="2"><text:soft-page-break/>Поход к замку Принцес-2</text:h>
      <text:p text:style-name="P88"/>
      <text:p text:style-name="P88"/>
      <text:p text:style-name="P88"/>
      <text:p text:style-name="P89"/>
      <text:p text:style-name="P88"><text:span text:style-name="T11">&lt;</text:span><text:span text:style-name="T23">Поиски Селестии — сюжет:</text:span></text:p>
      <text:p text:style-name="P92">Базовое положение: Селестия физически находится на компе Влада в соседнем с максовым доме, в качестве этической подпрограммы к Нексусу.</text:p>
      <text:p text:style-name="P92">Кратко:</text:p>
      <text:p text:style-name="P9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92">Эпизод 1:</text:p>
      <text:p text:style-name="P9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9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92">…</text:p>
      <text:p text:style-name="P92">Итого:</text:p>
      <text:p text:style-name="P9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92">Эпизод 3.5 (необязательный): День из жизни Дискорда (впечатления от нового мира, интерес путешествия, нежелание возвращаться).</text:p>
      <text:p text:style-name="P92">Эпизод 4: Эй-Джей рассказывает Максу о Флаттершай, о её тревожном состоянии - сильнейшей депрессии. Флатти отказывается есть и разговаривать.</text:p>
      <text:p text:style-name="P88"><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88"/>
      <text:h text:style-name="P162" text:outline-level="2"/>
      <text:h text:style-name="P162" text:outline-level="2">Поиски</text:h>
      <text:p text:style-name="P88"/>
      <text:p text:style-name="P88"><text:soft-page-break/></text:p>
      <text:h text:style-name="P162" text:outline-level="2">Безнадёжность</text:h>
      <text:p text:style-name="P88"/>
      <text:p text:style-name="P89">***</text:p>
      <text:p text:style-name="P88"/>
      <text:h text:style-name="P162" text:outline-level="2"/>
      <text:h text:style-name="P162" text:outline-level="2">Озарение</text:h>
      <text:p text:style-name="P88"/>
      <text:p text:style-name="P88"><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6"/>
      <text:p text:style-name="P10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1"/>
      <text:h text:style-name="P163" text:outline-level="2">Почти.</text:h>
      <text:p text:style-name="P125"/>
      <text:p text:style-name="P111">В офисе меня встретил лыбящийся Стас.</text:p>
      <text:p text:style-name="P11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1">Я уставился на Стаса и он, захлёбываясь от торопливости, начал <text:span text:style-name="T11">расказывать</text:span>.</text:p>
      <text:p text:style-name="P11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1">– Ты его уничтожил?</text:p>
      <text:p text:style-name="P111">– Кого?</text:p>
      <text:p text:style-name="P111">– Этический модуль. Селестию.</text:p>
      <text:p text:style-name="P11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1"><text:soft-page-break/>– Ты его уничтожил?</text:p>
      <text:p text:style-name="P11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1">– То есть, на домашнем компьютере Влада модуль работает и дальше?</text:p>
      <text:p text:style-name="P111">– Ага. К нему-то у меня доступа нету. Но в кластер к Нексусу он больше не пролезет.</text:p>
      <text:p text:style-name="P111">– Спасибо, Стас. Ты молодец.</text:p>
      <text:p text:style-name="P111">Ниточка, чуть было не прервавшаяся в офисе, повела в квартиру Влада.</text:p>
      <text:p text:style-name="P111"/>
      <text:h text:style-name="P163" text:outline-level="2">Дискорд</text:h>
      <text:p text:style-name="P124"/>
      <text:p text:style-name="P125">Девушки поспешно собирались, пока я растолковывал им задачу.</text:p>
      <text:p text:style-name="P125"><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5"><text:span text:style-name="T11">– </text:span>Это тот твой приятель, который разбился с полгода назад? – спросила Эпплджек.</text:p>
      <text:p text:style-name="P125"><text:span text:style-name="T11">– </text:span>Да, это он.</text:p>
      <text:p text:style-name="P125"><text:span text:style-name="T11">– </text:span>А как мы попадём в его квартиру? Там сейчас кто-то живёт? – Флаттершай прыгала на одной ноге, натягивая кед.</text:p>
      <text:p text:style-name="P125"><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6">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2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26">Я поднёс брелок пропуска к домофону, но дверь подъезда не открылась. Замигала красная лампочка и зажужжал зуммер.</text:p>
      <text:p text:style-name="P126">Я выругался.</text:p>
      <text:p text:style-name="P126"><text:span text:style-name="T11">– </text:span>Макс, что случилось? У нас проблемы?</text:p>
      <text:p text:style-name="P126"><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6"><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26"><text:soft-page-break/><text:span text:style-name="T11">– </text:span>Нет нужды. Лучше станьте-ка сзади меня так, чтобы заслонить от этих бабулек и от вооон той камеры наблюдения.</text:p>
      <text:list xml:id="list8429801322831758593" text:style-name="L6">
        <text:list-header>
          <text:p text:style-name="P17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1">Раздался лёгкий «кряк» и дверь подалась.</text:p>
      <text:p text:style-name="P148"><text:span text:style-name="T11">–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1">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8"><text:span text:style-name="T11">– </text:span>Макс, тут окно разбито! И верёвка какая-то висит. – крикнула Флаттершай из кухни.</text:p>
      <text:p text:style-name="P148"><text:span text:style-name="T11">– </text:span>Оставь, Флатти, не сейчас! – отмахнулся я.</text:p>
      <text:p text:style-name="P155">Лампочка питания на ноутбуке горела, <text:s/>но подключенный монитор оставался тёмным. Я постучал по пробелу, но безрезультатно.</text:p>
      <text:p text:style-name="P148"><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48"><text:span text:style-name="T11">– </text:span>Монитор выключен. – <text:s/>раздалось из угла. Кресло с высокой спинкой повернулось, открыв нашим взорам Дискорда. </text:p>
      <text:p text:style-name="P14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8">Он приподнял панамку, дурашливо здороваясь.</text:p>
      <text:p text:style-name="P148"><text:span text:style-name="T11">– </text:span>Оп-па! – пробормотала Эпплджек. – Нежданчик!</text:p>
      <text:p text:style-name="P148"><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8"><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8"><text:span text:style-name="T11">– </text:span>А почему ты вообще решил искать нас тут? – спросила Эпплджек. – Приехал бы домой. Мы б тебя чаем напоили.</text:p>
      <text:p text:style-name="P128"><text:soft-page-break/><text:span text:style-name="T11">– </text:span>Видишь ли, дорогая Эй-Джей, я с самого начала знал, где находится наша уважаемая принцесса, а времени в обрез, так что...</text:p>
      <text:p text:style-name="P136">В проёме дверей появилась Флаттершай.</text:p>
      <text:p text:style-name="P128"><text:span text:style-name="T11">– </text:span>С кем это вы тут разговариваете?</text:p>
      <text:list xml:id="list5868137654723874873" text:style-name="L7">
        <text:list-header>
          <text:p text:style-name="P16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6">Оглушённый Дискорд попытался было отъехать на кресле в сторону, но я припёр его стулом к стенке.</text:p>
      <text:p text:style-name="P128">– Жанна, Флатти, хватайте ноут и на выход! Я с ним разберусь! Не теряйте вре...!</text:p>
      <text:p text:style-name="P128">– ТЫ ИДИО...!!!</text:p>
      <text:p text:style-name="P128">Дискорд <text:s/>зорал одновременно со мной, прикрываясь от меня руками, когда раздался оглушительный</text:p>
      <text:p text:style-name="P128">...</text:p>
      <text:p text:style-name="P129">БАХ!!!</text:p>
      <text:p text:style-name="P128">…</text:p>
      <text:p text:style-name="P12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8">На лице Дискорда появилось удивлённо-мечтательное выражение и он вырубился.</text:p>
      <text:p text:style-name="P148"/>
      <text:h text:style-name="P162" text:outline-level="2">Селестия</text:h>
      <text:p text:style-name="P148"/>
      <text:p text:style-name="P12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8">Включенный монитор показал схематическое изображение Селестиии, </text:p>
      <text:p text:style-name="P149">&gt;\<text:span text:style-name="T1">Привет, Селестия. Это Макс. Как себя чувствуешь?</text:span></text:p>
      <text:p text:style-name="P149">&lt;\<text:span text:style-name="T1">Макс? МАКС??? МА-А-А-АКС!!! НАКОНЕЦ-ТО! КАК Я РАДА ТЕБЯ СЛЫШАТЬ! </text:span></text:p>
      <text:p text:style-name="P149">&gt;\<text:span text:style-name="T1">Я рад, что нашёл тебя, Тия.</text:span></text:p>
      <text:p text:style-name="P14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9">&gt;\<text:span text:style-name="T1">Тия, я сейчас подключу микрофон и колонки, и мы сможем общаться более удобно.</text:span></text:p>
      <text:p text:style-name="P148">…</text:p>
      <text:p text:style-name="P148">– Привет опять. Как ты меня слышишь?</text:p>
      <text:p text:style-name="P14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9">– <text:span text:style-name="T1">Могу себе представить. Как-то раз я провёл три часа камере сенсорной депривации. Мне не понравилось.</text:span></text:p>
      <text:p text:style-name="P148">– Эммм... Ваше Высочество, вы в порядке? Мы так рады, что наконец-то нашли Вас! – вклинилась в разговор Эпплджек.</text:p>
      <text:p text:style-name="P148">– Кто тут? Макс, кто ещё с тобой?</text:p>
      <text:p text:style-name="P149"><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9"><text:soft-page-break/>– <text:span text:style-name="T1">Девочки? Я рада вас слышать. А Твайлайт нет рядом?</text:span></text:p>
      <text:p text:style-name="P14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8">При этих словах Дискорд замычал и задёргался. Эпплджек нахмурилась и проверила верёвки, привязывающие его к спинке стула.</text:p>
      <text:p text:style-name="P14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8">– Ноутбук — так называется место, где я нахожусь сейчас? А кто это мычит?</text:p>
      <text:p text:style-name="P14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8">– О, духи предков, но зачем??? Почему у него кляп во рту?</text:p>
      <text:p text:style-name="P148">– Мы связали его. Он нас предал. И тебя. И Эквестрию. Всех.</text:p>
      <text:p text:style-name="P148">При этих словах Эпплджек и Флаттершай непонимающе уставились на меня, а Дискорд протестующе замычал.</text:p>
      <text:p text:style-name="P148">Я начал рассказывать о своих догадках, и непонимающее выражение на лицах девушек сменилось удивлением.</text:p>
      <text:p text:style-name="P14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8">– А зачем тогда ты приложила его книгой? – непонимающе уставился я на неё.</text:p>
      <text:p text:style-name="P148">– Потому что ты напал на него. Я и подумала — тебе виднее. И подсобила.</text:p>
      <text:p text:style-name="P148">Флаттершай отрицающе мотнула головой.</text:p>
      <text:p text:style-name="P148">– Не может Дискорд быть предателем. Он мой друг.</text:p>
      <text:p text:style-name="P148">Дискорд благодарственно замычал и закивал головой.</text:p>
      <text:p text:style-name="P14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8">Дискорд завёл глаза на лоб и обречённо завыл.</text:p>
      <text:p text:style-name="P148">– Макс, постой. Дай мне поговорить с ним. – сказала Селестия. – Не могу поверить, что Дискорд на такое пошёл.</text:p>
      <text:p text:style-name="P148">– Ну хорошо. Поговори. Послушаем, что он скажет.</text:p>
      <text:p text:style-name="P148">Я красноречиво покачал кулак перед его носом и вытащил кляп.</text:p>
      <text:p text:style-name="P148">...</text:p>
      <text:p text:style-name="P137">–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7">– Это я-то устраиваю цирк?!! ДА ТЫ НА СЕБЯ ПОСМОТРИ, КЛОУН!!! На людей кидаешься, чашками бросаешься, вон, мне нос разбил! Дерёшься...</text:p>
      <text:p text:style-name="P137">Я угрожающе поднёс тряпку к лицу Дискорда.</text:p>
      <text:p text:style-name="P137">– Ещё одно слово в таком тоне, и ты заткнёшься, а мы уйдём в Эквестрию без тебя!</text:p>
      <text:p text:style-name="P13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7"><text:soft-page-break/>Дискорд демонстративно закрыл рот и посвистывая уставился в потолок.</text:p>
      <text:p text:style-name="P137">Разговор зашёл в тупик.</text:p>
      <text:p text:style-name="P140">&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1">-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40">&gt;</text:p>
      <text:p text:style-name="P141">На мониторе высветился текст:</text:p>
      <text:p text:style-name="P14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1"/>
      <text:p text:style-name="P141">Из колонок послышался лёгкий шорох.</text:p>
      <text:p text:style-name="P137">– Дик, сейчас не время для ссор. – голос Селестии был мягким, но настойчивым. – Мы в одной лодке.</text:p>
      <text:p text:style-name="P137">– Тебе легко говорить! Тебе не разбивали нос и не оскорбляли угрозами!</text:p>
      <text:p text:style-name="P137">– Ты должен понимать, что у Макса были все основания так себя вести. Твоё поведение вызвало подозрения у него, ведь он мало тебя знает. </text:p>
      <text:p text:style-name="P137">К уговорам Селестии присоединилась Флаттершай.</text:p>
      <text:p text:style-name="P137">– Дискорд, миленький, прости его. Макс хороший. Он просто не знал, что ты тоже хороший...</text:p>
      <text:p text:style-name="P137">У Дискорда покраснели уши и он засмущался и заворчал.</text:p>
      <text:p text:style-name="P13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7">Я пропустил «дятла» мимо ушей.</text:p>
      <text:p text:style-name="P14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8">***</text:p>
      <text:p text:style-name="P13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7"><text:soft-page-break/>Потому разбрасываться такой возможностью не стоит. Если уж тебе повезло оказаться в новом мире — исследуй его сполна!..</text:p>
      <text:p text:style-name="P138">***</text:p>
      <text:p text:style-name="P143">&lt;<text:span text:style-name="T24">сюда можно вставить похождения Дискорда</text:span>&gt;</text:p>
      <text:p text:style-name="P138">***</text:p>
      <text:p text:style-name="P141">– Развяжите мне, наконец, руки! Или хотя бы одну. Плечами жестикулировать неудобно.... </text:p>
      <text:p text:style-name="P141">Я развязал Дискорду левую руку.</text:p>
      <text:p text:style-name="P14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1">Дискорд принялся разминать затёкшее запястье.</text:p>
      <text:p text:style-name="P141">–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1">– Какое письмо, Корди? – вскинулась до этого зачарованно слушавшая Дискорда Флаттершай.</text:p>
      <text:p text:style-name="P141">– Ну ваше же! Вы с Эпплджек написали мне о своих мытарствах тут. Вежливо так написали, спасибо...</text:p>
      <text:p text:style-name="P141">Флаттершай покрылась пунцовыми пятнами.</text:p>
      <text:p text:style-name="P141">– Я... Мы... – тут она совсем стушевалась.</text:p>
      <text:p text:style-name="P141">– Так а почему ты сказал, что никто не уйдёт в Эквестрию? – наконец перебила Дискорда скучавшая до этого Эпплджек.</text:p>
      <text:p text:style-name="P141">Дискорд уставился на неё долгим взглядом, а потом хлопнул себя по лбу.</text:p>
      <text:p text:style-name="P14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1">– И что? – продолжила его мысль Эпплджек.</text:p>
      <text:p text:style-name="P141">–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1">– И?!! – до меня уже дошло, но Эпплджек продолжала тупить.</text:p>
      <text:p text:style-name="P141">– Короче, времени у нас осталось что-то около пятнадцати минут. Или около того. – заявил Дискорд, поднеся к глазам запястье с массивными часами.</text:p>
      <text:p text:style-name="P141">– СКОЛЬКО??? – воскликнули хором я и девушки.</text:p>
      <text:p text:style-name="P141">Дискорд открыл было рот, но его слова заглушил звонок в дверь.</text:p>
      <text:p text:style-name="P141">– ОТКРОЙТЕ, ПОЛИЦИЯ! Вам даётся полминуты, чтобы открыть дверь. Через тридцать секунд дверь будет выбита!</text:p>
      <text:p text:style-name="P141"><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1">Блядь!</text:p>
      <text:p text:style-name="P141">– На крышу, живо!!! Через окно на кухне! – зашипел Дискорд, отчаянно дёргая узлы свободной рукой.</text:p>
      <text:p text:style-name="P141">Эпплджек, одной рукой сгребя в охапку ноутбук, второй увлекая Флаттершай, кинулась на кухню.</text:p>
      <text:p text:style-name="P141">– А толку? Куда мы с крыши денемся? – спросил я растерянно. Дискорд только раздражённо зарычал в ответ.</text:p>
      <text:p text:style-name="P137">Дверь содрогнулась от мощного удара. Послышался стук падающей штукатурки. Я сломя голову кинулся на кухню.</text:p>
      <text:p text:style-name="P137">– Развяжи меня, идиот!!! – гаркнул вдогонку Дискорд.</text:p>
      <text:p text:style-name="P137">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7">– Давай на крышу! Я догоню! – рявкнул он, освобождая вторую руку.</text:p>
      <text:p text:style-name="P137">От второго удара дверная коробка крякнула и наполовину въехала в коридор. </text:p>
      <text:p text:style-name="P13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7">Верёвка в кухонном окне дёргалась от движений лезущих по ней Флатти и Эпплджек. Я словил её рукой и стал на подоконник.</text:p>
      <text:p text:style-name="P137">Чёрт!</text:p>
      <text:p text:style-name="P13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7">Но нет, триста тысяч чертей, раз девушки смогли – я тоже смогу!</text:p>
      <text:p text:style-name="P13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7">Я успел сократить расстояние до Эпплджек наполовину, когда девушки нашли решение.</text:p>
      <text:p text:style-name="P13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7">Я выдохнул.</text:p>
      <text:p text:style-name="P13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text:soft-page-break/>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7">Чёрт! Чёрт! Чёрт! Чёрт!</text:p>
      <text:p text:style-name="P137">Бля!!!...</text:p>
      <text:p text:style-name="P137">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7"/>
      <text:h text:style-name="P162" text:outline-level="2">Назад, в Эквестрию</text:h>
      <text:p text:style-name="P137"/>
      <text:p text:style-name="P137">Долго паниковать не пришлось. </text:p>
      <text:p text:style-name="P137">Я почувствовал сильный рывок за шиворот и захват поперёк груди. </text:p>
      <text:p text:style-name="P137">– ОТПУСТИ ДЕВЧОНКУ!!! – загрохотало мне в ухо. Я открыл глаза.</text:p>
      <text:p text:style-name="P13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7">Я чуть поднял глаза и уставился в чешуйчатую морду дракона.</text:p>
      <text:p text:style-name="P137">– Отпусти Эпплджек. Я её держу. – повторил Дискорд. – Мне сбалансироваться надо. Вы не такие уж и лёгкие.</text:p>
      <text:p text:style-name="P13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7">Наконец это ему удалось, и дальнейший подъём на крышу происходил в молчании.</text:p>
      <text:p text:style-name="P13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7">Флаттершай оторвала заплаканное лицо от моей ветровки.</text:p>
      <text:p text:style-name="P137">– Да-да, ты прав, Корди. Я готова.</text:p>
      <text:p text:style-name="P137">На длинной шее Дискорда разместились Эпплджек и Флаттершай. Я, для сохранения баланса, разместился позади крыльев.</text:p>
      <text:p text:style-name="P137">Дискорд расправил крылья и начал короткую пробежку к краю.</text:p>
      <text:p text:style-name="P14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7">И мы полетели навстречу закату.</text:p>
      <text:p text:style-name="P137"><text:soft-page-break/>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7">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7">– Пристегните ремни! – проревел Дискорд, резко ускоряясь. – Будет весело!!!</text:p>
      <text:p text:style-name="P137">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7">– ЙУУУУУУУХХХУУУУУ!!! – заорал Дискорд, сложил крылья и врезался в шар.</text:p>
      <text:p text:style-name="P142">&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2"/>
      <text:p text:style-name="P137"/>
      <text:p text:style-name="P142"/>
      <text:h text:style-name="P158" text:outline-level="1">Беседа за столиком в ночи</text:h>
      <text:p text:style-name="P127">&lt;<text:span text:style-name="T60">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text:soft-page-break/>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1">–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1"/>
      <text:p text:style-name="P106"><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1"/>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text:soft-page-break/>–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
      <text:p text:style-name="P11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3"/>
      <text:p text:style-name="P111">Ключевое слово - <text:span text:style-name="T31">непротиворечивому</text:span></text:p>
      <text:p text:style-name="P111"/>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text:span><text:soft-page-break/><text:span text:style-name="T1">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4">Ко мне наконец-то пришло понимание ситуации.</text:p>
      <text:p text:style-name="P11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21">– Сам ты раздолбай! – произнёс, наконец, Свирл</text:span>)</text:p>
      <text:p text:style-name="P111">…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1">&lt;</text:span>упомянуть в эпизоде на Терре, что МЛП-сериал закрылся год назад<text:span text:style-name="T11">&gt;</text:span></text:p>
      <text:p text:style-name="P11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text:soft-page-break/>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1"/>
      <text:p text:style-name="P111"/>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4">– Верни Рэйнбоу!!!</text:p>
      <text:p text:style-name="P114">Обломки карандаша выпали из кулака Анакорна на столик.</text:p>
      <text:p text:style-name="P114">– Э-э-э… м-м-м… ну-у-у... Нельзя сказать, что это совсем невыполнимо… Но, прямо скажу, задачка не для студента!</text:p>
      <text:p text:style-name="P114">– А ты студент?</text:p>
      <text:p text:style-name="P11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4">– Нет. Плата остаётся неизменной. Тут мы квиты. У меня тоже мало шансов помочь тебе — я не имею ни малейшего понятия, как это сделать.</text:p>
      <text:p text:style-name="P114">Ставшие почти прозрачными стены комнаты снова обрели материальность. Анакорн пожал плечами и протянул мне руку через столик.</text:p>
      <text:p text:style-name="P114"><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4">Я задумался.</text:p>
      <text:p text:style-name="P11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4">Анакорн почесал в затылке.</text:p>
      <text:p text:style-name="P114">– А кьютимарки? Как, <text:span text:style-name="T11">&lt;</text:span><text:span text:style-name="T27">чёрт</text:span><text:span text:style-name="T11">&gt;</text:span> меня побери, объяснить кьютимарки?</text:p>
      <text:p text:style-name="P114">– А кьютимарки ты сам даришь пони, когда распознаёшь их жизненное предназначение.</text:p>
      <text:p text:style-name="P11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4">Я пожал плечами.</text:p>
      <text:p text:style-name="P114">– А по-другому я не могу объяснить их появление. К сожалению.</text:p>
      <text:p text:style-name="P15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0">– Хорошо. Уболтал. Кьютимарки беру на себя. Так и знал, что мне самое трудное достанется!</text:p>
      <text:p text:style-name="P15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0">Анакорн проследил мой взгляд.</text:p>
      <text:p text:style-name="P150">– Нечего так смотреть. Если я стану применять магию вместо ловкости, теряется весь смысл упражнения... О, глянь-ка на Эквус!</text:p>
      <text:p text:style-name="P15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0"/>
      <text:p text:style-name="P152">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text:span><text:soft-page-break/><text:span text:style-name="T54">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3"/>
      <text:p text:style-name="P15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2"/>
      <text:p text:style-name="P152"/>
      <text:p text:style-name="P150">Я опять задумался. В голове было пусто. Хотя, если подумать с точки зрения программиста, можно... Наверное можно, раз все предыдущее прокатило...</text:p>
      <text:p text:style-name="P151">–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1">– Не понял? Это как? Как ты совместишь разрушенную магическими войнами Эквестрию с романтически-сексуальным раем для попаданцев?</text:p>
      <text:p text:style-name="P151"><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1">Анакорн долго мусолил карандаш, а потом вдруг заржал.</text:p>
      <text:p text:style-name="P151"><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1"><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1">Анакорн примирительно похлопал меня по плечу.</text:p>
      <text:p text:style-name="P151"><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1">Я подозрительно посмотрел на Анакорна.</text:p>
      <text:p text:style-name="P151"><text:span text:style-name="T11">– </text:span>Какой ещё, нафиг, «мой фанфик»? Я никакого фанфика не писал. И не собираюсь, вообще-то.</text:p>
      <text:p text:style-name="P151">Анакорн ехидно ухмыльнулся и откинулся в кресле, переплетя пальцы за затылком.</text:p>
      <text:p text:style-name="P151"><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0"><text:soft-page-break/><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0"><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0"><text:span text:style-name="T11">– </text:span>Факн щит<text:note text:id="ftn13" text:note-class="footnote"><text:note-citation>13</text:note-citation><text:note-body><text:p text:style-name="P14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0">Анакорн развёл руками.</text:p>
      <text:p text:style-name="P150"><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0">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0">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1">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text:soft-page-break/>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5">–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1">– А я разве сплю?</text:p>
      <text:p text:style-name="P111">–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2">***</text:p>
      <text:p text:style-name="P112"/>
      <text:p text:style-name="P111"><text:soft-page-break/>&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23"> - Ты морочила мне яйца, чтобы заинтересовать? Всё, как Свирл указал?</text:span></text:p>
      <text:p text:style-name="P108">– Пожалуйста! <text:span text:style-name="T33">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1"><text:span text:style-name="T23">-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7">Селестия кивнула, соглашаясь, и образ её начал меркнуть.</text:p>
      <text:p text:style-name="P142">– <text:span text:style-name="T1">Окей. Будь счастлив и... спасибо тебе за всё, Макс.</text:span></text:p>
      <text:p text:style-name="P117">Мне очень хочется, чтобы мы смогли встретиться в другое время, при других обстоятельствах. Быть может, у нас всё было бы по иному.</text:p>
      <text:p text:style-name="P137">…</text:p>
      <text:p text:style-name="P14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7"><text:soft-page-break/>Он нахлобучил на себя невесть откуда взявшуюся двууголку.</text:p>
      <text:p text:style-name="P137">– Как вам это нравится, господа?! Дискорд — спаситель Эквестрии! А ведь звучит!!! Разрешите откланяться!..</text:p>
      <text:p text:style-name="P137"/>
      <text:list xml:id="list4771237396321565578" text:style-name="L8">
        <text:list-header>
          <text:p text:style-name="P176">(<text:span text:style-name="T30">Луна — как повелительница снов, слышала разговор Макса с Анакорном</text:span>)</text:p>
          <text:p text:style-name="P177"/>
        </text:list-header>
      </text:list>
      <text:p text:style-name="P138">***</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5">-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1">–</text:span> Мне кажется, Дэш, <text:span text:style-name="T1">м</text:span>ы найдём способ связаться. Рано или поздно.</text:p>
      <text:p text:style-name="P106"><text:soft-page-break/><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62" text:outline-level="2">Земля</text:h>
      <text:p text:style-name="P110">&lt;<text:span text:style-name="T60">Daft Punk – Get Lucky</text:span>&gt;</text:p>
      <text:p text:style-name="P110"/>
      <text:p text:style-name="P103">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8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29T23:59:19.23</dc:date>
    <meta:editing-duration>P115DT21H23M47S</meta:editing-duration>
    <meta:editing-cycles>6949</meta:editing-cycles>
    <meta:generator>OpenOffice/4.1.1$Win32 OpenOffice.org_project/411m6$Build-9775</meta:generator>
    <dc:creator>макс </dc:creator>
    <meta:document-statistic meta:table-count="0" meta:image-count="0" meta:object-count="0" meta:page-count="197" meta:paragraph-count="4135" meta:word-count="91372" meta:character-count="581017"/>
  </office:meta>
</office:document-meta>
</file>